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1cm"/>
    </style:style>
    <style:style style:name="co2" style:family="table-column">
      <style:table-column-properties fo:break-before="auto" style:column-width="3.235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74cm"/>
    </style:style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3.895cm"/>
    </style:style>
    <style:style style:name="co8" style:family="table-column">
      <style:table-column-properties fo:break-before="auto" style:column-width="3.401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47cm"/>
    </style:style>
    <style:style style:name="co12" style:family="table-column">
      <style:table-column-properties fo:break-before="auto" style:column-width="3.798cm"/>
    </style:style>
    <style:style style:name="co13" style:family="table-column">
      <style:table-column-properties fo:break-before="auto" style:column-width="4.23cm"/>
    </style:style>
    <style:style style:name="co14" style:family="table-column">
      <style:table-column-properties fo:break-before="auto" style:column-width="5.673cm"/>
    </style:style>
    <style:style style:name="co15" style:family="table-column">
      <style:table-column-properties fo:break-before="auto" style:column-width="3.893cm"/>
    </style:style>
    <style:style style:name="co16" style:family="table-column">
      <style:table-column-properties fo:break-before="auto" style:column-width="3.748cm"/>
    </style:style>
    <style:style style:name="co17" style:family="table-column">
      <style:table-column-properties fo:break-before="auto" style:column-width="4.999cm"/>
    </style:style>
    <style:style style:name="co18" style:family="table-column">
      <style:table-column-properties fo:break-before="auto" style:column-width="4.277cm"/>
    </style:style>
    <style:style style:name="co19" style:family="table-column">
      <style:table-column-properties fo:break-before="auto" style:column-width="5.528cm"/>
    </style:style>
    <style:style style:name="co20" style:family="table-column">
      <style:table-column-properties fo:break-before="auto" style:column-width="6.152cm"/>
    </style:style>
    <style:style style:name="co21" style:family="table-column">
      <style:table-column-properties fo:break-before="auto" style:column-width="3.701cm"/>
    </style:style>
    <style:style style:name="co22" style:family="table-column">
      <style:table-column-properties fo:break-before="auto" style:column-width="3.99cm"/>
    </style:style>
    <style:style style:name="co23" style:family="table-column">
      <style:table-column-properties fo:break-before="auto" style:column-width="4.807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042cm" fo:break-before="auto" style:use-optimal-row-height="true"/>
    </style:style>
    <style:style style:name="ro5" style:family="table-row">
      <style:table-row-properties style:row-height="0.993cm" fo:break-before="auto" style:use-optimal-row-height="true"/>
    </style:style>
    <style:style style:name="ro6" style:family="table-row">
      <style:table-row-properties style:row-height="1.439cm" fo:break-before="auto" style:use-optimal-row-height="true"/>
    </style:style>
    <style:style style:name="ro7" style:family="table-row">
      <style:table-row-properties style:row-height="1.526cm" fo:break-before="auto" style:use-optimal-row-height="true"/>
    </style:style>
    <style:style style:name="ro8" style:family="table-row">
      <style:table-row-properties style:row-height="1.98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ce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declinaisons</text:p>
          </table:table-cell>
          <table:table-cell office:value-type="string" calcext:value-type="string">
            <text:p>detaill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duree en minute</text:p>
          </table:table-cell>
          <table:table-cell office:value-type="string" calcext:value-type="string">
            <text:p>complétion</text:p>
          </table:table-cell>
          <table:table-cell office:value-type="string" calcext:value-type="string">
            <text:p>res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Maquette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tm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ien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ss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login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Maquette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tm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ss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inscriptio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Maquette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Statistique</text:p>
          </table:table-cell>
          <table:table-cell office:value-type="string" calcext:value-type="string">
            <text:p>Maquette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Payement</text:p>
          </table:table-cell>
          <table:table-cell office:value-type="string" calcext:value-type="string">
            <text:p>Maquett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tml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ss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5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8" table:default-cell-style-name="Default"/>
        <table:table-column table:style-name="co10" table:number-columns-repeated="5" table:default-cell-style-name="Default"/>
        <table:table-row table:style-name="ro1" table:number-rows-repeated="3">
          <table:table-cell table:number-columns-repeated="18"/>
        </table:table-row>
        <table:table-row table:style-name="ro3"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éclinaisons</text:p>
          </table:table-cell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Sous-Catégori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Durée en minute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login</text:p>
          </table:table-cell>
          <table:table-cell table:style-name="ce3" office:value-type="string" calcext:value-type="string">
            <text:p>Maquette</text:p>
          </table:table-cell>
          <table:table-cell table:style-name="ce5" table:number-columns-repeated="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admin</text:p>
          </table:table-cell>
          <table:table-cell table:style-name="ce4" office:value-type="string" calcext:value-type="string">
            <text:p>gestion des stocks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HTML/css/php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88.6" calcext:value-type="float">
            <text:p>188,6</text:p>
          </table:table-cell>
          <table:table-cell table:number-columns-repeated="4"/>
          <table:table-cell office:value-type="string" calcext:value-type="string">
            <text:p>Type <text:s text:c="3"/>Page <text:s text:c="14"/>Déclinaisons <text:s text:c="2"/>Catégorie <text:s text:c="10"/>Sous-Catégorie <text:s text:c="5"/>Estimation <text:s/>Durée en minute <text:s text:c="2"/>Date Début <text:s text:c="3"/>Date Fin</text:p>
          </table:table-cell>
          <table:table-cell/>
          <table:table-cell table:style-name="ce6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login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HTML</text:p>
          </table:table-cell>
          <table:table-cell table:style-name="ce5"/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lient <text:s/>login <text:s text:c="13"/>Maquette <text:s text:c="26"/></text:p>
          </table:table-cell>
          <table:table-cell table:number-columns-repeated="3"/>
          <table:table-cell office:value-type="string" calcext:value-type="string">
            <text:p>45 <text:s text:c="8"/>30 <text:s text:c="16"/>24/05/2023 <text:s text:c="3"/>28/05/202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greport</text:p>
          </table:table-cell>
          <table:table-cell table:style-name="ce3" office:value-type="string" calcext:value-type="string">
            <text:p>back</text:p>
          </table:table-cell>
          <table:table-cell office:value-type="string" calcext:value-type="string">
            <text:p>HTML/css/php</text:p>
          </table:table-cell>
          <table:table-cell table:style-name="ce5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42.2" calcext:value-type="float">
            <text:p>42,2</text:p>
          </table:table-cell>
          <table:table-cell table:number-columns-repeated="4"/>
          <table:table-cell office:value-type="string" calcext:value-type="string">
            <text:p>admin <text:s text:c="2"/>gestion des stocks back <text:s text:c="10"/>HTML/css/php <text:s text:c="7"/></text:p>
          </table:table-cell>
          <table:table-cell table:number-columns-repeated="3"/>
          <table:table-cell office:value-type="string" calcext:value-type="string">
            <text:p>120 <text:s text:c="7"/>188.6 <text:s text:c="13"/>24/05/2023 <text:s text:c="3"/>30/05/202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login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CSS</text:p>
          </table:table-cell>
          <table:table-cell table:style-name="ce5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Client <text:s/>login <text:s text:c="13"/>front <text:s text:c="9"/>HTML <text:s text:c="14"/></text:p>
          </table:table-cell>
          <table:table-cell table:number-columns-repeated="4"/>
          <table:table-cell office:value-type="string" calcext:value-type="string">
            <text:p>10 <text:s text:c="8"/>10 <text:s text:c="16"/>25/05/2023 <text:s text:c="3"/>25/05/2023</text:p>
          </table:table-cell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login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login</text:p>
          </table:table-cell>
          <table:table-cell table:style-name="ce5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admin <text:s text:c="2"/>greport <text:s text:c="11"/>back <text:s text:c="10"/>HTML/css/php <text:s text:c="7"/></text:p>
          </table:table-cell>
          <table:table-cell table:number-columns-repeated="3"/>
          <table:table-cell office:value-type="string" calcext:value-type="string">
            <text:p>60 <text:s text:c="8"/>42.2 <text:s text:c="14"/>25/05/2023 <text:s text:c="3"/>27/05/202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ign Up</text:p>
          </table:table-cell>
          <table:table-cell table:style-name="ce3" office:value-type="string" calcext:value-type="string">
            <text:p>Maquette</text:p>
          </table:table-cell>
          <table:table-cell table:style-name="ce5" table:number-columns-repeated="2"/>
          <table:table-cell table:number-columns-repeated="2" table:style-name="ce3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Client <text:s/>login <text:s text:c="13"/>front <text:s text:c="9"/>CSS <text:s text:c="15"/></text:p>
          </table:table-cell>
          <table:table-cell table:number-columns-repeated="4"/>
          <table:table-cell office:value-type="string" calcext:value-type="string">
            <text:p>30 <text:s text:c="8"/>20 <text:s text:c="16"/>26/05/2023 <text:s text:c="3"/>27/05/2023</text:p>
          </table:table-cell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ign Up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HTML</text:p>
          </table:table-cell>
          <table:table-cell table:style-name="ce5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Client <text:s/>login <text:s text:c="13"/>back <text:s text:c="10"/>login <text:s text:c="13"/></text:p>
          </table:table-cell>
          <table:table-cell table:number-columns-repeated="4"/>
          <table:table-cell office:value-type="string" calcext:value-type="string">
            <text:p>30 <text:s text:c="8"/>25 <text:s text:c="16"/>28/05/2023 <text:s text:c="3"/>30/05/2023</text:p>
          </table:table-cell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ign Up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CSS</text:p>
          </table:table-cell>
          <table:table-cell table:style-name="ce5"/>
          <table:table-cell table:number-columns-repeated="2" table:style-name="ce3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Client <text:s/>Sign Up <text:s text:c="10"/>Maquette <text:s text:c="26"/></text:p>
          </table:table-cell>
          <table:table-cell table:number-columns-repeated="3"/>
          <table:table-cell office:value-type="string" calcext:value-type="string">
            <text:p>45 <text:s text:c="8"/>45 <text:s text:c="16"/>28/05/2023 <text:s text:c="3"/>01/06/202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ign Up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inscription</text:p>
          </table:table-cell>
          <table:table-cell table:style-name="ce5"/>
          <table:table-cell table:number-columns-repeated="2" table:style-name="ce3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Client <text:s/>Sign Up <text:s text:c="10"/>front <text:s text:c="9"/>HTML <text:s text:c="14"/></text:p>
          </table:table-cell>
          <table:table-cell table:number-columns-repeated="4"/>
          <table:table-cell office:value-type="string" calcext:value-type="string">
            <text:p>10 <text:s text:c="8"/>20 <text:s text:c="16"/>29/05/2023 <text:s text:c="3"/>31/05/2023</text:p>
          </table:table-cell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Accueil</text:p>
          </table:table-cell>
          <table:table-cell table:style-name="ce3" office:value-type="string" calcext:value-type="string">
            <text:p>Maquette</text:p>
          </table:table-cell>
          <table:table-cell table:style-name="ce5" table:number-columns-repeated="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Client <text:s/>Sign Up <text:s text:c="10"/>front <text:s text:c="9"/>CSS <text:s text:c="15"/></text:p>
          </table:table-cell>
          <table:table-cell table:number-columns-repeated="4"/>
          <table:table-cell office:value-type="string" calcext:value-type="string">
            <text:p>30 <text:s text:c="8"/>30 <text:s text:c="16"/>01/06/2023 <text:s text:c="3"/>04/06/2023</text:p>
          </table:table-cell>
        </table:table-row>
        <table:table-row table:style-name="ro3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Statistique</text:p>
          </table:table-cell>
          <table:table-cell table:style-name="ce3" office:value-type="string" calcext:value-type="string">
            <text:p>Maquette</text:p>
          </table:table-cell>
          <table:table-cell table:style-name="ce5" table:number-columns-repeated="2"/>
          <table:table-cell table:number-columns-repeated="2" table:style-name="ce3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Client <text:s/>Sign Up <text:s text:c="10"/>back <text:s text:c="10"/>inscription <text:s text:c="7"/></text:p>
          </table:table-cell>
          <table:table-cell table:number-columns-repeated="4"/>
          <table:table-cell office:value-type="string" calcext:value-type="string">
            <text:p>30 <text:s text:c="8"/>30 <text:s text:c="16"/>02/06/2023 <text:s text:c="3"/>05/06/2023</text:p>
          </table:table-cell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Payement</text:p>
          </table:table-cell>
          <table:table-cell table:style-name="ce3" office:value-type="string" calcext:value-type="string">
            <text:p>Maquette</text:p>
          </table:table-cell>
          <table:table-cell table:style-name="ce5" table:number-columns-repeated="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Client <text:s/>Accueil <text:s text:c="10"/>Maquette <text:s text:c="26"/></text:p>
          </table:table-cell>
          <table:table-cell table:number-columns-repeated="3"/>
          <table:table-cell office:value-type="string" calcext:value-type="string">
            <text:p>45 <text:s text:c="8"/>40 <text:s text:c="16"/>03/06/2023 <text:s text:c="3"/>07/06/202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Accueil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HTML</text:p>
          </table:table-cell>
          <table:table-cell table:style-name="ce5"/>
          <table:table-cell table:number-columns-repeated="2" table:style-name="ce3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Admin <text:s text:c="2"/>Statistique <text:s text:c="6"/>Maquette <text:s text:c="26"/></text:p>
          </table:table-cell>
          <table:table-cell table:number-columns-repeated="3"/>
          <table:table-cell office:value-type="string" calcext:value-type="string">
            <text:p>30 <text:s text:c="8"/>30 <text:s text:c="16"/>05/06/2023 <text:s text:c="3"/>08/06/202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Accueil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CSS</text:p>
          </table:table-cell>
          <table:table-cell table:style-name="ce5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Client <text:s/>Payement <text:s text:c="9"/>Maquette <text:s text:c="26"/></text:p>
          </table:table-cell>
          <table:table-cell table:number-columns-repeated="3"/>
          <table:table-cell office:value-type="string" calcext:value-type="string">
            <text:p>40 <text:s text:c="8"/>45 <text:s text:c="16"/>06/06/2023 <text:s text:c="3"/>10/06/202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étaille 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maquette Adobe</text:p>
          </table:table-cell>
          <table:table-cell table:style-name="ce3" office:value-type="string" calcext:value-type="string">
            <text:p>image du produit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Admin <text:s text:c="2"/>Accueil <text:s text:c="10"/>front <text:s text:c="9"/>HTML <text:s text:c="14"/></text:p>
          </table:table-cell>
          <table:table-cell table:number-columns-repeated="4"/>
          <table:table-cell office:value-type="string" calcext:value-type="string">
            <text:p>30 <text:s text:c="8"/>30 <text:s text:c="16"/>07/06/2023 <text:s text:c="3"/>10/06/2023</text:p>
          </table:table-cell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étaille 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maquette Adob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dmin <text:s text:c="2"/>Accueil <text:s text:c="10"/>front <text:s text:c="9"/>CSS <text:s text:c="15"/></text:p>
          </table:table-cell>
          <table:table-cell table:number-columns-repeated="4"/>
          <table:table-cell office:value-type="string" calcext:value-type="string">
            <text:p>45 <text:s text:c="8"/>40 <text:s text:c="16"/>09/06/2023 <text:s text:c="3"/>12/06/2023</text:p>
          </table:table-cell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étaille 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maquette Adobe</text:p>
          </table:table-cell>
          <table:table-cell table:style-name="ce3" office:value-type="string" calcext:value-type="string">
            <text:p>prix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lient <text:s/>détaille Produit <text:s/>affichage <text:s text:c="5"/>maquette Adobe <text:s text:c="5"/>image du produit <text:s text:c="3"/>30 <text:s text:c="8"/>40 <text:s text:c="16"/>10/06/2023 <text:s text:c="3"/>14/06/2023</text:p>
          </table:table-cell>
          <table:table-cell table:number-columns-repeated="5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maquette Adobe</text:p>
          </table:table-cell>
          <table:table-cell table:style-name="ce3" office:value-type="string" calcext:value-type="string">
            <text:p>bouton achete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Client <text:s/>détaille Produit <text:s/>affichage <text:s text:c="5"/>maquette Adobe <text:s text:c="5"/>description <text:s text:c="8"/>12 <text:s text:c="8"/>8 <text:s text:c="17"/>11/06/2023 <text:s text:c="3"/>12/06/2023</text:p>
          </table:table-cell>
          <table:table-cell table:number-columns-repeated="5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maquette Adobe</text:p>
          </table:table-cell>
          <table:table-cell table:style-name="ce3" office:value-type="string" calcext:value-type="string">
            <text:p>suggestio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lient <text:s/>d</text:p>
          </table:table-cell>
          <table:table-cell table:number-columns-repeated="5"/>
        </table:table-row>
        <table:table-row table:style-name="ro4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maquette Adobe</text:p>
          </table:table-cell>
          <table:table-cell table:style-name="ce3" office:value-type="string" calcext:value-type="string">
            <text:p>image du produit a suggerrer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maquette Adob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HTML/boostrap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HTML/boostrap</text:p>
          </table:table-cell>
          <table:table-cell table:style-name="ce3" office:value-type="string" calcext:value-type="string">
            <text:p>image du produi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HTML/boostrap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HTML/boostrap</text:p>
          </table:table-cell>
          <table:table-cell table:style-name="ce3" office:value-type="string" calcext:value-type="string">
            <text:p>prix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HTML/boostrap</text:p>
          </table:table-cell>
          <table:table-cell table:style-name="ce3" office:value-type="string" calcext:value-type="string">
            <text:p>bouton acheté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HTML/boostrap</text:p>
          </table:table-cell>
          <table:table-cell table:style-name="ce3" office:value-type="string" calcext:value-type="string">
            <text:p>suggestio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HTML/boostrap</text:p>
          </table:table-cell>
          <table:table-cell table:style-name="ce3" office:value-type="string" calcext:value-type="string">
            <text:p>image du produit a suggére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image du produit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prix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bouton acheté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suggestio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image du produit a suggérer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number-columns-repeated="10"/>
        </table:table-row>
        <table:table-row table:style-name="ro5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model/SousCategorieProduit</text:p>
          </table:table-cell>
          <table:table-cell table:style-name="ce3" office:value-type="string" calcext:value-type="string">
            <text:p>selectParId(id)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5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model/SousCategorieProduit</text:p>
          </table:table-cell>
          <table:table-cell table:style-name="ce3" office:value-type="string" calcext:value-type="string">
            <text:p>select()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model/SousCategorieProduit</text:p>
          </table:table-cell>
          <table:table-cell table:style-name="ce3" office:value-type="string" calcext:value-type="string">
            <text:p>verificationExistence(liste , nombre)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5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model/SousCategorieProduit</text:p>
          </table:table-cell>
          <table:table-cell table:style-name="ce3" office:value-type="string" calcext:value-type="string">
            <text:p>selectRando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model/PhotoSousCategorieProduit</text:p>
          </table:table-cell>
          <table:table-cell table:style-name="ce3" office:value-type="string" calcext:value-type="string">
            <text:p>selectParId(id)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model/PhotoSousCategorieProduit</text:p>
          </table:table-cell>
          <table:table-cell table:style-name="ce3" office:value-type="string" calcext:value-type="string">
            <text:p>select()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detailProduit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controler/detailProduit</text:p>
          </table:table-cell>
          <table:table-cell table:style-name="ce3" office:value-type="string" calcext:value-type="string">
            <text:p>DetailProduit()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maquette Adobe</text:p>
          </table:table-cell>
          <table:table-cell table:style-name="ce3" office:value-type="string" calcext:value-type="string">
            <text:p>log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maquette Adob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maquette Adobe</text:p>
          </table:table-cell>
          <table:table-cell table:style-name="ce3" office:value-type="string" calcext:value-type="string">
            <text:p>tableau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HTML/boostrap</text:p>
          </table:table-cell>
          <table:table-cell table:style-name="ce3" office:value-type="string" calcext:value-type="string">
            <text:p>log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HTML/boostrap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HTML/boostrap</text:p>
          </table:table-cell>
          <table:table-cell table:style-name="ce3" office:value-type="string" calcext:value-type="string">
            <text:p>tableau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logo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tableau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model/Commande</text:p>
          </table:table-cell>
          <table:table-cell table:style-name="ce3" office:value-type="string" calcext:value-type="string">
            <text:p>selectCommandeEnCours()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model/Commande</text:p>
          </table:table-cell>
          <table:table-cell table:style-name="ce3" office:value-type="string" calcext:value-type="string">
            <text:p>selectCommandePaye()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model/Commande</text:p>
          </table:table-cell>
          <table:table-cell table:style-name="ce3" office:value-type="string" calcext:value-type="string">
            <text:p>select()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javascript</text:p>
          </table:table-cell>
          <table:table-cell table:style-name="ce3" office:value-type="string" calcext:value-type="string">
            <text:p>afficheListeCommande()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javascript</text:p>
          </table:table-cell>
          <table:table-cell table:style-name="ce3" office:value-type="string" calcext:value-type="string">
            <text:p>select(id)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javascript</text:p>
          </table:table-cell>
          <table:table-cell table:style-name="ce3" office:value-type="string" calcext:value-type="string">
            <text:p>listeTout()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javascript</text:p>
          </table:table-cell>
          <table:table-cell table:style-name="ce3" office:value-type="string" calcext:value-type="string">
            <text:p>listeEnCours()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metier</text:p>
          </table:table-cell>
          <table:table-cell table:style-name="ce3" office:value-type="string" calcext:value-type="string">
            <text:p>javascript</text:p>
          </table:table-cell>
          <table:table-cell table:style-name="ce3" office:value-type="string" calcext:value-type="string">
            <text:p>listePaye()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viewVoirPrixAPaye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viewInfoSurLesCommande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viewCommandeEnCour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liste des commande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viewCommandeLiv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_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Dessin d'ecra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Adob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TM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inerface</text:p>
          </table:table-cell>
          <table:table-cell office:value-type="string" calcext:value-type="string">
            <text:p>CSS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lient 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php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JS</text:p>
          </table:table-cell>
          <table:table-cell office:value-type="float" office:value="300" calcext:value-type="float">
            <text:p>300</text:p>
          </table:table-cell>
          <table:table-cell office:value-type="float" office:value="420" calcext:value-type="float">
            <text:p>420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Bok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pitalisation</text:p>
          </table:table-cell>
          <table:table-cell office:value-type="string" calcext:value-type="string">
            <text:p>Choix de technologie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ok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pitalisation</text:p>
          </table:table-cell>
          <table:table-cell office:value-type="string" calcext:value-type="string">
            <text:p>Mode de travai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ok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pitalisation</text:p>
          </table:table-cell>
          <table:table-cell office:value-type="string" calcext:value-type="string">
            <text:p>Negatif/Positi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1"/>
        </table:table-row>
        <table:table-row table:style-name="ro1" table:number-rows-repeated="104849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Feuille3" table:style-name="ta2">
        <office:forms form:automatic-focus="false" form:apply-design-mode="false"/>
        <table:table-column table:style-name="co10" table:number-columns-repeated="4" table:default-cell-style-name="ce3"/>
        <table:table-column table:style-name="co10" table:default-cell-style-name="Default"/>
        <table:table-column table:style-name="co10" table:number-columns-repeated="2" table:default-cell-style-name="ce3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Default"/>
        <table:table-row table:style-name="ro6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éclinaisons</text:p>
          </table:table-cell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Sous-Catégori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Durée en minute</text:p>
          </table:table-cell>
          <table:table-cell table:style-name="ce2" office:value-type="string" calcext:value-type="string">
            <text:p>Date Début</text:p>
          </table:table-cell>
          <table:table-cell table:style-name="ce2" office:value-type="string" calcext:value-type="string">
            <text:p>Date Fi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Maquette</text:p>
          </table:table-cell>
          <table:table-cell table:style-name="ce5" table:number-columns-repeated="2"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/05/2023 04:25</text:p>
          </table:table-cell>
          <table:table-cell office:value-type="string" calcext:value-type="string">
            <text:p>24/05/2023 06:3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dmin</text:p>
          </table:table-cell>
          <table:table-cell office:value-type="string" calcext:value-type="string">
            <text:p>gestion des stocks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HTML/css/php</text:p>
          </table:table-cell>
          <table:table-cell table:style-name="ce5"/>
          <table:table-cell office:value-type="float" office:value="120" calcext:value-type="float">
            <text:p>120</text:p>
          </table:table-cell>
          <table:table-cell office:value-type="float" office:value="188.6" calcext:value-type="float">
            <text:p>188,6</text:p>
          </table:table-cell>
          <table:table-cell office:value-type="string" calcext:value-type="string">
            <text:p>25/05/2023 06:18</text:p>
          </table:table-cell>
          <table:table-cell office:value-type="string" calcext:value-type="string">
            <text:p>25/05/2023 07: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TML</text:p>
          </table:table-cell>
          <table:table-cell table:style-name="ce5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26/05/2023 11: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dmin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HTML/css/php</text:p>
          </table:table-cell>
          <table:table-cell table:style-name="ce5"/>
          <table:table-cell office:value-type="float" office:value="60" calcext:value-type="float">
            <text:p>60</text:p>
          </table:table-cell>
          <table:table-cell office:value-type="float" office:value="42.2" calcext:value-type="float">
            <text:p>42,2</text:p>
          </table:table-cell>
          <table:table-cell office:value-type="string" calcext:value-type="string">
            <text:p>27/05/2023 06:36</text:p>
          </table:table-cell>
          <table:table-cell office:value-type="string" calcext:value-type="string">
            <text:p>27/05/2023 07: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SS</text:p>
          </table:table-cell>
          <table:table-cell table:style-name="ce5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/05/2023 07:21</text:p>
          </table:table-cell>
          <table:table-cell office:value-type="string" calcext:value-type="string">
            <text:p>28/05/2023 09: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login</text:p>
          </table:table-cell>
          <table:table-cell table:style-name="ce5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29/05/2023 18: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Maquette</text:p>
          </table:table-cell>
          <table:table-cell table:style-name="ce5" table:number-columns-repeated="2"/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30/05/2023 08:43</text:p>
          </table:table-cell>
          <table:table-cell office:value-type="string" calcext:value-type="string">
            <text:p>30/05/2023 11: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TML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31/05/2023 14: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SS</text:p>
          </table:table-cell>
          <table:table-cell table:style-name="ce5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1/06/2023 07:55</text:p>
          </table:table-cell>
          <table:table-cell office:value-type="string" calcext:value-type="string">
            <text:p>01/06/2023 09: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02/06/2023 06: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Maquette</text:p>
          </table:table-cell>
          <table:table-cell table:style-name="ce5" table:number-columns-repeated="2"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3/06/2023 08:25</text:p>
          </table:table-cell>
          <table:table-cell office:value-type="string" calcext:value-type="string">
            <text:p>03/06/2023 11: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Statistique</text:p>
          </table:table-cell>
          <table:table-cell office:value-type="string" calcext:value-type="string">
            <text:p>Maquette</text:p>
          </table:table-cell>
          <table:table-cell table:style-name="ce5"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04/06/2023 09: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Payement</text:p>
          </table:table-cell>
          <table:table-cell office:value-type="string" calcext:value-type="string">
            <text:p>Maquette</text:p>
          </table:table-cell>
          <table:table-cell table:style-name="ce5" table:number-columns-repeated="2"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5/06/2023 07:21</text:p>
          </table:table-cell>
          <table:table-cell office:value-type="string" calcext:value-type="string">
            <text:p>05/06/2023 10: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TML</text:p>
          </table:table-cell>
          <table:table-cell table:style-name="ce5"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06/06/2023 09: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SS</text:p>
          </table:table-cell>
          <table:table-cell table:style-name="ce5"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7/06/2023 07:30</text:p>
          </table:table-cell>
          <table:table-cell office:value-type="string" calcext:value-type="string">
            <text:p>07/06/2023 09:4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étaille 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image du produit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08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étaille 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descripti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9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étaille 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prix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10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bouton achete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11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suggesti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12/06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image du produit à suggérer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13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titr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14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titr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15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image du produi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16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descripti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7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prix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8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bouton acheté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9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suggesti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0/06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image du produit à suggér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21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titre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22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image du produit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23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descrip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24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prix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25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bouton acheté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26/06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suggesti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7/06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image du produit à suggérer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28/06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SousCategorieProduit</text:p>
          </table:table-cell>
          <table:table-cell table:style-name="ce3" office:value-type="string" calcext:value-type="string">
            <text:p>selectParId(id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29/06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SousCategorieProduit</text:p>
          </table:table-cell>
          <table:table-cell table:style-name="ce3" office:value-type="string" calcext:value-type="string">
            <text:p>select(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30/06/2023 06:4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SousCategorieProduit</text:p>
          </table:table-cell>
          <table:table-cell table:style-name="ce3" office:value-type="string" calcext:value-type="string">
            <text:p>verificationExistence(liste, nombre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1/07/2023 06:4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SousCategorieProduit</text:p>
          </table:table-cell>
          <table:table-cell table:style-name="ce3" office:value-type="string" calcext:value-type="string">
            <text:p>selectRand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02/07/2023 06:4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PhotoSousCategorieProduit</text:p>
          </table:table-cell>
          <table:table-cell table:style-name="ce3" office:value-type="string" calcext:value-type="string">
            <text:p>selectParId(id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05/07/2023 06:4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PhotoSousCategorieProduit</text:p>
          </table:table-cell>
          <table:table-cell table:style-name="ce3" office:value-type="string" calcext:value-type="string">
            <text:p>select(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06/07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ontroler/detailProduit</text:p>
          </table:table-cell>
          <table:table-cell table:style-name="ce3" office:value-type="string" calcext:value-type="string">
            <text:p>DetailProduit(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7/07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log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8/07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titr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9/07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tableau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10/07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log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1/07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tit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2/07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tableau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13/07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logo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14/07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titr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15/07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tableau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16/07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Ajout Panier</text:p>
          </table:table-cell>
          <table:table-cell office:value-type="string" calcext:value-type="string">
            <text:p>maquette</text:p>
          </table:table-cell>
          <table:table-cell table:style-name="ce5"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17/07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Ajout Pani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Produit</text:p>
          </table:table-cell>
          <table:table-cell table:style-name="ce3" office:value-type="string" calcext:value-type="string">
            <text:p>selectParId(id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8/07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Ajout Pani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Produit</text:p>
          </table:table-cell>
          <table:table-cell table:style-name="ce3" office:value-type="string" calcext:value-type="string">
            <text:p>select(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9/07/2023 06:4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ient</text:p>
          </table:table-cell>
          <table:table-cell office:value-type="string" calcext:value-type="string">
            <text:p>Ajout Pani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Produit</text:p>
          </table:table-cell>
          <table:table-cell table:style-name="ce3" office:value-type="string" calcext:value-type="string">
            <text:p>verificationExistence(liste, nombre)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0/07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Ajout Pani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Produit</text:p>
          </table:table-cell>
          <table:table-cell table:style-name="ce3" office:value-type="string" calcext:value-type="string">
            <text:p>selectRandom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21/07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ient</text:p>
          </table:table-cell>
          <table:table-cell office:value-type="string" calcext:value-type="string">
            <text:p>Ajout Pani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PhotoProduit</text:p>
          </table:table-cell>
          <table:table-cell table:style-name="ce3" office:value-type="string" calcext:value-type="string">
            <text:p>selectParId(id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2/07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ient</text:p>
          </table:table-cell>
          <table:table-cell office:value-type="string" calcext:value-type="string">
            <text:p>Ajout Pani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PhotoProduit</text:p>
          </table:table-cell>
          <table:table-cell table:style-name="ce3" office:value-type="string" calcext:value-type="string">
            <text:p>select(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4/07/2023 06: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ient</text:p>
          </table:table-cell>
          <table:table-cell office:value-type="string" calcext:value-type="string">
            <text:p>Ajout Pani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ontroler/ajoutPanier</text:p>
          </table:table-cell>
          <table:table-cell table:style-name="ce3" office:value-type="string" calcext:value-type="string">
            <text:p>AjoutPanier(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5/07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log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6/07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titr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7/07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tableau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28/07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log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9/07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tit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30/07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tableau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31/07/2023 06: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logo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1/08/2023 06: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titr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2/08/2023 06: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tableau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03/08/2023 06: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login</text:p>
          </table:table-cell>
          <table:table-cell table:style-name="ce5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4/08/2023 06: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menu</text:p>
          </table:table-cell>
          <table:table-cell table:style-name="ce5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5/08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dmin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gestionnaire</text:p>
          </table:table-cell>
          <table:table-cell table:style-name="ce5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6/08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log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7/08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titr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8/08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table:style-name="ce3" office:value-type="string" calcext:value-type="string">
            <text:p>tableau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09/08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log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0/08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tit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1/08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table:style-name="ce3" office:value-type="string" calcext:value-type="string">
            <text:p>tableau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12/08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logo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13/08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titr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14/08/2023 06: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ient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table:style-name="ce3" office:value-type="string" calcext:value-type="string">
            <text:p>tableau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2" office:value-type="string" calcext:value-type="string">
            <text:p>15/08/2023 06:48</text:p>
          </table:table-cell>
          <table:table-cell table:number-columns-repeated="3"/>
        </table:table-row>
        <table:table-row table:style-name="ro1" table:number-rows-repeated="68">
          <table:table-cell table:style-name="Default" table:number-columns-repeated="4"/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1">
      <number:number number:decimal-places="5" number:min-decimal-places="5" number:min-integer-digits="1"/>
    </number:number-style>
    <number:number-style style:name="N150">
      <number:number number:decimal-places="6" number:min-decimal-places="6" number:min-integer-digits="1"/>
    </number:number-style>
    <number:number-style style:name="N149">
      <number:number number:decimal-places="7" number:min-decimal-places="7" number:min-integer-digits="1"/>
    </number:number-style>
    <number:number-style style:name="N148">
      <number:number number:decimal-places="8" number:min-decimal-places="8" number:min-integer-digits="1"/>
    </number:number-style>
    <number:number-style style:name="N147">
      <number:number number:decimal-places="9" number:min-decimal-places="9" number:min-integer-digits="1"/>
    </number:number-style>
    <number:number-style style:name="N146">
      <number:number number:decimal-places="10" number:min-decimal-places="10" number:min-integer-digits="1"/>
    </number:number-style>
    <number:number-style style:name="N145">
      <number:number number:decimal-places="11" number:min-decimal-places="11" number:min-integer-digits="1"/>
    </number:number-style>
    <number:number-style style:name="N144">
      <number:number number:decimal-places="12" number:min-decimal-places="12" number:min-integer-digits="1"/>
    </number:number-style>
    <number:number-style style:name="N143">
      <number:number number:decimal-places="13" number:min-decimal-places="13" number:min-integer-digits="1"/>
    </number:number-style>
    <number:number-style style:name="N142">
      <number:number number:decimal-places="14" number:min-decimal-places="14" number:min-integer-digits="1"/>
    </number:number-style>
    <number:number-style style:name="N141">
      <number:number number:decimal-places="15" number:min-decimal-places="15" number:min-integer-digits="1"/>
    </number:number-style>
    <number:number-style style:name="N140">
      <number:number number:decimal-places="16" number:min-decimal-places="16" number:min-integer-digits="1"/>
    </number:number-style>
    <number:number-style style:name="N139">
      <number:number number:decimal-places="17" number:min-decimal-places="17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5"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3">
      <number:day number:style="long"/>
      <number:text>-</number:text>
      <number:month number:textual="true"/>
      <number:text>-</number:text>
      <number:year/>
    </number:date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fo:border-bottom="2.49pt solid #333399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99ccff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99ccff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33cccc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c0c0c0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fo:border="0.74pt solid #c0c0c0" fo:padding="0.071cm" style:rotation-align="none"/>
    </style:style>
    <style:style style:name="Output" style:family="table-cell" style:parent-style-name="Default">
      <style:table-cell-properties fo:background-color="#c0c0c0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Total" style:family="table-cell" style:parent-style-name="Default">
      <style:table-cell-properties fo:border-bottom="2.49pt double-thin #333399" style:border-line-width-bottom="0.018cm 0.053cm 0.018cm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8T00:18:43.730381906</dc:date>
    <meta:editing-duration>PT1H7M15S</meta:editing-duration>
    <meta:editing-cycles>5</meta:editing-cycles>
    <meta:generator>LibreOffice/7.3.7.2$Linux_X86_64 LibreOffice_project/30$Build-2</meta:generator>
    <meta:document-statistic meta:table-count="3" meta:cell-count="1337" meta:object-count="0"/>
  </office:meta>
</office:document-meta>
</file>